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slon-webfont" svg:font-family="caslon-webfont, Georgia, serif"/>
    <style:font-face style:name="larsseit-bold-webfont" svg:font-family="larsseit-bold-webfont, Helvetica, Arial, sans-serif"/>
    <style:font-face style:name="larsseit-webfont" svg:font-family="larsseit-webfon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777777" style:font-name="larsseit-webfont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20%" fo:text-align="center" style:justify-single-word="false" fo:orphans="2" fo:widows="2" fo:text-indent="0cm" style:auto-text-indent="false"/>
      <style:text-properties fo:text-transform="uppercase" fo:color="#8d8d8d" style:font-name="larsseit-bold-webfont" fo:font-size="10.5pt" fo:background-color="#eeeeee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777777" style:font-name="larsseit-webfont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777777" style:font-name="larsseit-webfont" fo:font-size="12pt" fo:letter-spacing="normal" fo:font-style="normal" fo:font-weight="normal" officeooo:paragraph-rsid="001aec2d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line-height="150%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  <style:text-properties fo:font-variant="normal" fo:text-transform="none" fo:color="#777777" style:font-name="larsseit-webfont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cm" loext:contextual-spacing="false" fo:line-height="150%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  <style:text-properties fo:font-variant="normal" fo:text-transform="none" fo:color="#777777" style:font-name="larsseit-webfont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0cm" fo:margin-top="0cm" fo:margin-bottom="0cm" loext:contextual-spacing="false" fo:line-height="150%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  <style:text-properties fo:font-variant="normal" fo:text-transform="none" fo:color="#777777" style:font-name="larsseit-webfont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left="0cm" fo:margin-right="0cm" fo:margin-top="0cm" fo:margin-bottom="0cm" loext:contextual-spacing="false" fo:line-height="150%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  <style:text-properties fo:font-variant="normal" fo:text-transform="none" fo:color="#777777" style:font-name="larsseit-webfont" fo:font-size="12pt" fo:letter-spacing="normal" fo:font-style="normal" fo:font-weight="normal"/>
    </style:style>
    <style:style style:name="P11" style:family="paragraph" style:parent-style-name="Text_20_body" style:list-style-name="L5">
      <style:paragraph-properties fo:margin-left="0cm" fo:margin-right="0cm" fo:margin-top="0cm" fo:margin-bottom="0cm" loext:contextual-spacing="false" fo:line-height="150%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  <style:text-properties fo:font-variant="normal" fo:text-transform="none" fo:color="#777777" style:font-name="larsseit-webfont" fo:font-size="12pt" fo:letter-spacing="normal" fo:font-style="normal" fo:font-weight="normal"/>
    </style:style>
    <style:style style:name="P12" style:family="paragraph" style:parent-style-name="Text_20_body" style:list-style-name="L6">
      <style:paragraph-properties fo:margin-left="0cm" fo:margin-right="0cm" fo:margin-top="0cm" fo:margin-bottom="0cm" loext:contextual-spacing="false" fo:line-height="150%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  <style:text-properties fo:font-variant="normal" fo:text-transform="none" fo:color="#777777" style:font-name="larsseit-webfont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Heading_20_1">
      <style:paragraph-properties fo:margin-left="0cm" fo:margin-right="0cm" fo:margin-top="0cm" fo:margin-bottom="0cm" loext:contextual-spacing="false" fo:line-height="150%" fo:orphans="2" fo:widows="2" fo:text-indent="0cm" style:auto-text-indent="false" fo:break-before="page" fo:padding="0cm" fo:border="none"/>
      <style:text-properties fo:font-variant="normal" fo:text-transform="none" fo:color="#333333" style:font-name="caslon-webfont" fo:font-size="12pt" fo:letter-spacing="normal" fo:font-style="normal" fo:font-weight="normal"/>
    </style:style>
    <style:style style:name="P15" style:family="paragraph" style:parent-style-name="Heading_20_1">
      <style:paragraph-properties fo:margin-left="0cm" fo:margin-right="0cm" fo:margin-top="0cm" fo:margin-bottom="0cm" loext:contextual-spacing="false" fo:line-height="150%" fo:orphans="2" fo:widows="2" fo:text-indent="0cm" style:auto-text-indent="false" fo:break-before="page" fo:padding="0cm" fo:border="none"/>
      <style:text-properties fo:font-variant="normal" fo:text-transform="none" fo:color="#333333" style:font-name="caslon-webfont" fo:letter-spacing="normal" fo:font-style="normal" fo:font-weight="normal"/>
    </style:style>
    <style:style style:name="P16" style:family="paragraph" style:parent-style-name="Heading_20_1">
      <style:paragraph-properties fo:margin-left="0cm" fo:margin-right="0cm" fo:margin-top="0cm" fo:margin-bottom="0cm" loext:contextual-spacing="false" fo:line-height="150%" fo:orphans="2" fo:widows="2" fo:text-indent="0cm" style:auto-text-indent="false" fo:break-before="page" fo:padding="0cm" fo:border="none"/>
    </style:style>
    <style:style style:name="P17" style:family="paragraph" style:parent-style-name="Heading_20_1">
      <style:paragraph-properties fo:break-before="page"/>
      <style:text-properties fo:font-variant="normal" fo:text-transform="none" fo:color="#333333" style:font-name="caslon-webfont" fo:letter-spacing="normal" fo:font-style="normal" fo:font-weight="normal"/>
    </style:style>
    <style:style style:name="P18" style:family="paragraph" style:parent-style-name="Heading_20_3">
      <style:text-properties fo:text-transform="uppercase" fo:color="#8d8d8d" fo:letter-spacing="normal"/>
    </style:style>
    <style:style style:name="P19" style:family="paragraph" style:parent-style-name="Heading_20_3">
      <style:text-properties fo:text-transform="uppercase" fo:color="#8d8d8d" style:font-name="larsseit-webfont" fo:font-size="12pt" fo:letter-spacing="normal" fo:font-style="normal" fo:font-weight="normal"/>
    </style:style>
    <style:style style:name="P20" style:family="paragraph" style:parent-style-name="Heading_20_3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text-transform="uppercase" fo:color="#8d8d8d" fo:letter-spacing="normal"/>
    </style:style>
    <style:style style:name="T1" style:family="text">
      <style:text-properties fo:color="#333333" style:font-name="larsseit-bold-webfont"/>
    </style:style>
    <style:style style:name="T2" style:family="text">
      <style:text-properties fo:font-variant="normal" fo:text-transform="none" fo:color="#333333" style:font-name="larsseit-bold-webfont" fo:font-size="12pt" fo:letter-spacing="normal" fo:font-style="normal" fo:font-weight="normal"/>
    </style:style>
    <style:style style:name="T3" style:family="text">
      <style:text-properties fo:font-variant="normal" fo:text-transform="none" fo:color="#777777" style:font-name="larsseit-webfont" fo:font-size="12pt" fo:letter-spacing="normal" fo:font-style="normal" fo:font-weight="normal"/>
    </style:style>
    <style:style style:name="T4" style:family="text">
      <style:text-properties fo:font-variant="normal" fo:text-transform="none" fo:color="#777777" style:font-name="larsseit-webfont" fo:font-size="12pt" fo:font-style="normal" fo:font-weight="normal"/>
    </style:style>
    <style:style style:name="T5" style:family="text">
      <style:text-properties fo:color="#777777" style:font-name="larsseit-webfont" fo:font-size="12pt"/>
    </style:style>
    <style:style style:name="T6" style:family="text">
      <style:text-properties fo:color="#777777" style:font-name="larsseit-webfont" fo:font-size="12pt" fo:letter-spacing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bergines grillées</text:p>
      <text:p text:style-name="Standard"/>
      <text:p text:style-name="Standard">INGRÉDIENTS</text:p>
      <text:p text:style-name="Standard">3 belles aubergines noires ou violettes</text:p>
      <text:p text:style-name="Standard">2 c. à soupe d'huile d'olive</text:p>
      <text:p text:style-name="Standard">ail haché</text:p>
      <text:p text:style-name="Standard">menthe italienne appelée "mentuccia" ou, à défaut, persil haché</text:p>
      <text:p text:style-name="Standard"/>
      <text:p text:style-name="Standard">ÉTAPE 1</text:p>
      <text:p text:style-name="Standard">Pour préparer la sauce, hachez l'ail et la menthe appelée "mentuccia" ou le persil. </text:p>
      <text:p text:style-name="Standard">Salez et recouvrez d'huile d'olive. Lavez les aubergines et coupez-en les deux extrémités.</text:p>
      <text:p text:style-name="Standard">Coupez-les en rondelles d'environ 1/2 centimètre d’épaisseur (donc pas trop fines).</text:p>
      <text:p text:style-name="Standard"/>
      <text:p text:style-name="Standard">ÉTAPE 2</text:p>
      <text:p text:style-name="Standard">Faites chauffer une poêle large et anti-adhérente sur un feu assez vif après y avoir passé un papier </text:p>
      <text:p text:style-name="Standard">essuie-tout légèrement huilé. Disposez les tranches dans la poêle et faîtes griller la chair des deux </text:p>
      <text:p text:style-name="Standard">côtés en pressant dessus avec une spatule sans toutefois les faire dégorger.</text:p>
      <text:p text:style-name="Standard"/>
      <text:p text:style-name="Standard">ÉTAPE 3</text:p>
      <text:p text:style-name="Standard">Disposez ensuite les rondelles grillées sur un plat de service et assaisonnez avec la sauce à l'ail. </text:p>
      <text:p text:style-name="Standard">Servez chaud ou froid.</text:p>
      <text:p text:style-name="Standard"/>
      <text:h text:style-name="P17" text:outline-level="1">Magrets de canard aux épices</text:h>
      <text:p text:style-name="P1"/>
      <text:h text:style-name="P19" text:outline-level="3">INGRÉDIENTS</text:h>
      <text:p text:style-name="P1">4 petits magrets de canard</text:p>
      <text:list xml:id="list3783505695" text:style-name="L1">
        <text:list-item>
          <text:p text:style-name="P7">800 g d'abricots frais</text:p>
        </text:list-item>
        <text:list-item>
          <text:p text:style-name="P7">1 petit bâton de cannelle</text:p>
        </text:list-item>
        <text:list-item>
          <text:p text:style-name="P7">1 étoile d'anis étoilé</text:p>
        </text:list-item>
        <text:list-item>
          <text:p text:style-name="P7">1 clou de girofle</text:p>
        </text:list-item>
        <text:list-item>
          <text:p text:style-name="P7">1 pointe de couteau de gingembre en poudre</text:p>
        </text:list-item>
        <text:list-item>
          <text:p text:style-name="P7">1 c. à soupe de vinaigre de cidre</text:p>
        </text:list-item>
        <text:list-item>
          <text:p text:style-name="P7">1 c. à soupe de miel</text:p>
        </text:list-item>
        <text:list-item>
          <text:p text:style-name="P7">sel, poivre moulu</text:p>
        </text:list-item>
      </text:list>
      <text:p text:style-name="P1"><text:span text:style-name="T1"/></text:p>
      <text:p text:style-name="P1"><text:span text:style-name="T1">ÉTAPE 1Préparez la compote d’abricots frais. Lavez les abricots à l’eau courante, épongez-les puis coupez-les en deux pour retirer les noyaux. Mettez les oreillons d’abricot dans une sauteuse avec le miel, le vinaigre et toutes les épices.</text:span></text:p>
      <text:p text:style-name="P1"><text:span text:style-name="T1"/></text:p>
      <text:p text:style-name="P4"><text:span text:style-name="T1">ÉTAPE 2</text:span>Couvrez et laissez cuire doucement 30 min. Fendez finement la peau des magrets. Posez-les sur la grille d’un barbecue, côté peau contre la grille.</text:p>
      <text:p text:style-name="P4"><text:span text:style-name="T1"/></text:p>
      <text:p text:style-name="P1"><text:span text:style-name="T1">ÉTAPE 3</text:span>Au début, la cuisson doit être douce et lente pour que le gras s’écoule et que la peau devienne croustillante. Retournez les magrets et comptez encore 4 min de cuisson à feu vif.</text:p>
      <text:p text:style-name="P1"/>
      <text:p text:style-name="P4"><text:span text:style-name="T1">ÉTAPE 4</text:span>Servez bien chaud avec la compote d’abricots. Il est aussi possible de servir ces magrets avec la compote glacée.</text:p>
      <text:p text:style-name="Standard"/>
      <text:h text:style-name="P17" text:outline-level="1">Barbecue de courgettes</text:h>
      <text:h text:style-name="P18" text:outline-level="3">INGRÉDIENTS</text:h>
      <text:list xml:id="list813586997" text:style-name="L2">
        <text:list-item>
          <text:p text:style-name="P8">1 courgette</text:p>
        </text:list-item>
        <text:list-item>
          <text:p text:style-name="P8">ail</text:p>
        </text:list-item>
        <text:list-item>
          <text:p text:style-name="P8">persil haché</text:p>
        </text:list-item>
      </text:list>
      <text:p text:style-name="Standard"/>
      <text:p text:style-name="P1"><text:span text:style-name="T1">ÉTAPE 1</text:span>Épluchez la courgette. Coupez-la en rondelles d’1/2 cm d’épaisseur.</text:p>
      <text:p text:style-name="P1"/>
      <text:p text:style-name="P4"><text:span text:style-name="T1">ÉTAPE 2</text:span>Déposez-les sur le grill du barbecue en surveillant et en tournant les rondelles régulièrement.</text:p>
      <text:p text:style-name="P4"/>
      <text:p text:style-name="Standard"><text:span text:style-name="T2">ÉTAPE 3</text:span><text:span text:style-name="T3">Elles doivent être moelleuses. 1 min avant la fin de la cuisson, déposez de l’ail et du persil haché.</text:span> </text:p>
      <text:h text:style-name="P17" text:outline-level="1">Côte à l'os au poivre et romarin</text:h>
      <text:h text:style-name="P18" text:outline-level="3">INGRÉDIENTS</text:h>
      <text:list xml:id="list31593594" text:style-name="L3">
        <text:list-item>
          <text:p text:style-name="P9">2 grosses côtes à l'os de boeuf</text:p>
        </text:list-item>
        <text:list-item>
          <text:p text:style-name="P9">6 brins de romarin frais</text:p>
        </text:list-item>
        <text:list-item>
          <text:p text:style-name="P9">gros sel</text:p>
        </text:list-item>
        <text:list-item>
          <text:p text:style-name="P9">gros poivre, poivre</text:p>
        </text:list-item>
      </text:list>
      <text:p text:style-name="Standard"/>
      <text:p text:style-name="P1"><text:span text:style-name="T1">ÉTAPE 1</text:span>Salez et poivrez les deux faces des morceaux de viande.</text:p>
      <text:p text:style-name="P1"/>
      <text:p text:style-name="P6"><text:span text:style-name="T2">ÉTAPE 2</text:span><text:span text:style-name="T3">Laissez reposer 10 minutes.</text:span></text:p>
      <text:p text:style-name="P6"><text:span text:style-name="T3"/></text:p>
      <text:p text:style-name="P4"><text:span text:style-name="T1">ÉTAPE 3</text:span>Badigeonnez les viandes avec l'huile d'olive.</text:p>
      <text:p text:style-name="P4"/>
      <text:p text:style-name="P6"><text:span text:style-name="T2">ÉTAPE 4</text:span><text:span text:style-name="T3">Laissez mariner 5 minutes.</text:span></text:p>
      <text:p text:style-name="P6"><text:span text:style-name="T3"/></text:p>
      <text:p text:style-name="P4"><text:span text:style-name="T1">ÉTAPE 5</text:span>Faites cuire les côtes à l'os au barbecue 2-3 minutes de chaque côté.</text:p>
      <text:p text:style-name="P4"/>
      <text:p text:style-name="P4"><text:span text:style-name="T1">ÉTAPE 6</text:span>Servez bien chaud parsemé de gros poivre et de romarin</text:p>
      <text:p text:style-name="P4"/>
      <text:p text:style-name="P4"/>
      <text:h text:style-name="P14" text:outline-level="1">Sardines grillées au citron vert</text:h>
      <text:p text:style-name="P4"/>
      <text:h text:style-name="P20" text:outline-level="3"><text:span text:style-name="T4">INGRÉDIENTS</text:span></text:h>
      <text:list xml:id="list1382447487" text:style-name="L4">
        <text:list-item>
          <text:p text:style-name="P10">12 sardines fraîches vidées</text:p>
        </text:list-item>
        <text:list-item>
          <text:p text:style-name="P10">3 citrons verts</text:p>
        </text:list-item>
        <text:list-item>
          <text:p text:style-name="P10">2 gousses d'ail</text:p>
        </text:list-item>
        <text:list-item>
          <text:p text:style-name="P10">1 petit oignon doux</text:p>
        </text:list-item>
        <text:list-item>
          <text:p text:style-name="P10">4 branches de romarin frais</text:p>
        </text:list-item>
        <text:list-item>
          <text:p text:style-name="P10">fleur de sel</text:p>
        </text:list-item>
        <text:list-item>
          <text:p text:style-name="P10">poivre</text:p>
        </text:list-item>
      </text:list>
      <text:p text:style-name="P6"><text:span text:style-name="T3"/></text:p>
      <text:p text:style-name="P4"><text:span text:style-name="T1">ÉTAPE 1</text:span>Râpez le zeste de 2 citrons. Récupérez le jus.</text:p>
      <text:p text:style-name="P4"/>
      <text:p text:style-name="P4"><text:span text:style-name="T1">ÉTAPE 2</text:span>Épluchez l'ail et pressez-le.</text:p>
      <text:p text:style-name="P4"/>
      <text:p text:style-name="P4"><text:span text:style-name="T1">ÉTAPE 3</text:span>Épluchez et émincez finement l'oignon.</text:p>
      <text:p text:style-name="P4"/>
      <text:p text:style-name="P6"><text:span text:style-name="T2">ÉTAPE 4</text:span><text:span text:style-name="T3">Combinez ces ingrédients dans un bol, avec la fleur de sel et un peu de poivre.</text:span></text:p>
      <text:p text:style-name="P6"><text:span text:style-name="T3"/></text:p>
      <text:p text:style-name="P5"><text:span text:style-name="T1">ÉTAPE 5</text:span>Dans un plat peu profond, faites mariner les sardines dans ce mélange pendant</text:p>
      <text:p text:style-name="P5"><text:s/>10 minutes.</text:p>
      <text:p text:style-name="P5"/>
      <text:p text:style-name="P4"><text:span text:style-name="T1">ÉTAPE 6</text:span>Coupez le dernier citron en tranches fines.</text:p>
      <text:p text:style-name="P4"/>
      <text:p text:style-name="P4"><text:span text:style-name="T1">ÉTAPE 7</text:span>Faites griller au barbecue les sardines avec les rondelles de citron vert et les branches de romarin, 5 minutes de chaque côté.</text:p>
      <text:p text:style-name="P4"/>
      <text:p text:style-name="P4"><text:span text:style-name="T1">ÉTAPE 8</text:span>Servez très chaud.</text:p>
      <text:p text:style-name="P6"><text:span text:style-name="T3"/></text:p>
      <text:h text:style-name="P16" text:outline-level="1"><text:span text:style-name="T3">Grillades de dinde aux deux coriandres</text:span></text:h>
      <text:p text:style-name="P6"><text:span text:style-name="T3"/></text:p>
      <text:h text:style-name="P20" text:outline-level="3"><text:span text:style-name="T4">INGRÉDIENTS</text:span></text:h>
      <text:list xml:id="list3003615057" text:style-name="L5">
        <text:list-item>
          <text:p text:style-name="P11">8 pilons de dinde</text:p>
        </text:list-item>
        <text:list-item>
          <text:p text:style-name="P11">100 g de noix de cajou</text:p>
        </text:list-item>
        <text:list-item>
          <text:p text:style-name="P11">7 c. à soupe de graines de coriandre</text:p>
        </text:list-item>
        <text:list-item>
          <text:p text:style-name="P11">4 citrons verts</text:p>
        </text:list-item>
        <text:list-item>
          <text:p text:style-name="P11">70 brins de coriandre fraîche</text:p>
        </text:list-item>
        <text:list-item>
          <text:p text:style-name="P11">6 c. à soupe d'huile de pépins de raisin</text:p>
        </text:list-item>
        <text:list-item>
          <text:p text:style-name="P11">sel, poivre</text:p>
        </text:list-item>
      </text:list>
      <text:p text:style-name="P6"><text:span text:style-name="T3"/></text:p>
      <text:p text:style-name="P4"><text:span text:style-name="T1">ÉTAPE 1</text:span>Concassez les noix de cajou avec les graines de coriandre dans un mortier. Pressez les citrons verts. Déposez les pilons dans un plat creux et arrosez-les du jus des citrons verts.</text:p>
      <text:p text:style-name="P4"/>
      <text:p text:style-name="P4"><text:span text:style-name="T1">ÉTAPE 2</text:span>Effeuillez la coriandre fraîche au-dessus des pilons, ajoutez le mélange concasse et arrosez d'huile. Mélangez bien pour que la marinade enrobe les pilons. Egouttez-les puis placez-les sur la grille du barbecue (ou, à défaut le gril du four recouvert préalablement de papier alu) pendant 15 min. Retournez les pilons à mi-cuisson et arrosez-les de marinade de temps en temps hors du feu.</text:p>
      <text:p text:style-name="P6"><text:span text:style-name="T3"/></text:p>
      <text:p text:style-name="P6"><text:span text:style-name="T2">ÉTAPE 3</text:span><text:span text:style-name="T3">Servez la grillade après l'avoir salée et poivrée, et accompagnez-la par exemple d'une salade agrémentée de figues séchées coupées en morceaux. </text:span></text:p>
      <text:h text:style-name="P15" text:outline-level="1"><text:span text:style-name="T5">Côtes de porc au miel</text:span></text:h>
      <text:h text:style-name="P20" text:outline-level="3"><text:span text:style-name="T3"/></text:h>
      <text:h text:style-name="P20" text:outline-level="3"><text:span text:style-name="T4">INGRÉDIENTS</text:span></text:h>
      <text:list xml:id="list4281956111" text:style-name="L6">
        <text:list-item>
          <text:p text:style-name="P12">8 côtes de porc</text:p>
        </text:list-item>
        <text:list-item>
          <text:p text:style-name="P12">2 c. à soupe de miel</text:p>
        </text:list-item>
        <text:list-item>
          <text:p text:style-name="P12">1 c. à café de poudre de gingembre</text:p>
        </text:list-item>
        <text:list-item>
          <text:p text:style-name="P12">1 gousse d’ail hachée</text:p>
        </text:list-item>
        <text:list-item>
          <text:p text:style-name="P12">1 c. à soupe de sauce de soja</text:p>
        </text:list-item>
        <text:list-item>
          <text:p text:style-name="P12">1 c. à soupe d’huile d'olive</text:p>
        </text:list-item>
        <text:list-item>
          <text:p text:style-name="P12">sel, poivre</text:p>
        </text:list-item>
      </text:list>
      <text:p text:style-name="P6"><text:span text:style-name="T3"/></text:p>
      <text:p text:style-name="P4"><text:span text:style-name="T1">ÉTAPE 1</text:span>Pour commencer cette recette de côtes de porc au miel, pensez à allumer votre barbecue afin qu'il soit prêt pour la cuisson de votre viande.</text:p>
      <text:p text:style-name="P4"/>
      <text:p text:style-name="P4"><text:span text:style-name="T1">ÉTAPE 2</text:span>Dans un grand saladier, mélangez tous les ingrédients, à savoir le miel, la poudre de gingembre, l'ail haché, la sauce soja et l'huile d'olive. Ajoutez du sel et du poivre à votre convenance et remuez bien le tout afin de créer une marinade homogène.</text:p>
      <text:p text:style-name="P6"><text:span text:style-name="T3"/></text:p>
      <text:p text:style-name="P4"><text:span text:style-name="T1">ÉTAPE 3</text:span>Mettez les côtes de porc à mariner dans cette préparation pendant au moins 2 heures.</text:p>
      <text:p text:style-name="P4"/>
      <text:p text:style-name="P6"><text:span text:style-name="T2">ÉTAPE 4</text:span><text:span text:style-name="T3">Égouttez-les et faites-les cuire à la poêle ou au barbecue sur les deux côtés. Quelques minutes de cuisson sur chaque face suffisent à obtenir une viande tendre et savoureuse.</text:span></text:p>
      <text:p text:style-name="P6"><text:span text:style-name="T3"/></text:p>
      <text:p text:style-name="P4"><text:span text:style-name="T1">ÉTAPE 5</text:span>Enfin, servez vos côtes de porc au miel dès leur sortie du grill avec une salade et du pain.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slon-webfont" svg:font-family="caslon-webfont, Georgia, serif"/>
    <style:font-face style:name="larsseit-bold-webfont" svg:font-family="larsseit-bold-webfont, Helvetica, Arial, sans-serif"/>
    <style:font-face style:name="larsseit-webfont" svg:font-family="larsseit-webfon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9:27:59.444000000</meta:creation-date>
    <dc:date>2018-10-07T19:33:29.173000000</dc:date>
    <meta:editing-duration>PT5M34S</meta:editing-duration>
    <meta:editing-cycles>1</meta:editing-cycles>
    <meta:document-statistic meta:table-count="0" meta:image-count="0" meta:object-count="0" meta:page-count="7" meta:paragraph-count="96" meta:word-count="934" meta:character-count="5238" meta:non-whitespace-character-count="4429"/>
    <meta:generator>LibreOffice/6.0.6.2$Windows_X86_64 LibreOffice_project/0c292870b25a325b5ed35f6b45599d2ea4458e77</meta:generator>
  </office:meta>
</office:document-meta>
</file>